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3667" officeooo:paragraph-rsid="00099ca3"/>
    </style:style>
    <style:style style:name="P2" style:family="paragraph" style:parent-style-name="Heading_20_1">
      <style:text-properties officeooo:paragraph-rsid="00099ca3"/>
    </style:style>
    <style:style style:name="P3" style:family="paragraph" style:parent-style-name="Heading_20_2">
      <style:text-properties officeooo:paragraph-rsid="000b14db"/>
    </style:style>
    <style:style style:name="P4" style:family="paragraph" style:parent-style-name="Heading_20_4">
      <style:text-properties officeooo:paragraph-rsid="000b14db"/>
    </style:style>
    <style:style style:name="P5" style:family="paragraph" style:parent-style-name="Text_20_body" style:list-style-name="L1">
      <style:text-properties officeooo:paragraph-rsid="000b14db"/>
    </style:style>
    <style:style style:name="P6" style:family="paragraph" style:parent-style-name="Text_20_body" style:list-style-name="L9">
      <style:text-properties officeooo:paragraph-rsid="000b14db"/>
    </style:style>
    <style:style style:name="P7" style:family="paragraph" style:parent-style-name="Text_20_body" style:list-style-name="L10">
      <style:text-properties officeooo:paragraph-rsid="000b14db"/>
    </style:style>
    <style:style style:name="P8" style:family="paragraph" style:parent-style-name="Text_20_body" style:list-style-name="L11">
      <style:text-properties officeooo:paragraph-rsid="000b14db"/>
    </style:style>
    <style:style style:name="P9" style:family="paragraph" style:parent-style-name="Text_20_body" style:list-style-name="L12">
      <style:text-properties officeooo:paragraph-rsid="000b14db"/>
    </style:style>
    <style:style style:name="P10" style:family="paragraph" style:parent-style-name="Text_20_body" style:list-style-name="L13">
      <style:text-properties officeooo:paragraph-rsid="000b14db"/>
    </style:style>
    <style:style style:name="P11" style:family="paragraph" style:parent-style-name="Text_20_body" style:list-style-name="L14">
      <style:text-properties officeooo:paragraph-rsid="000b14db"/>
    </style:style>
    <style:style style:name="P12" style:family="paragraph" style:parent-style-name="Text_20_body" style:list-style-name="L15">
      <style:text-properties officeooo:paragraph-rsid="000b14d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OFTWARE REQUIREMENTS SPECIFICATION (SRS)</text:h>
      <text:p text:style-name="P1">(Submitted by Arnav Pratap 1NT24IS042 SELAB04)</text:p>
      <text:h text:style-name="P3" text:outline-level="2">1. Introduction<text:line-break/>2. Overall Description<text:line-break/>3. Specific Requirements<text:line-break/>3.1 Functional Requirements</text:h>
      <text:h text:style-name="P4" text:outline-level="4">FR1: User Registration</text:h>
      <text:list xml:id="list3767493161" text:style-name="L1">
        <text:list-item>
          <text:p text:style-name="P5">System shall allow new users to register</text:p>
        </text:list-item>
        <text:list-item>
          <text:p text:style-name="P5">Each user must provide name, email, password</text:p>
        </text:list-item>
      </text:list>
      <text:h text:style-name="P4" text:outline-level="4" text:is-list-header="true">FR2: User Login</text:h>
      <text:list xml:id="list2487333365" text:style-name="L9">
        <text:list-item>
          <text:p text:style-name="P6">System shall authenticate users using credentials</text:p>
        </text:list-item>
      </text:list>
      <text:h text:style-name="P4" text:outline-level="4" text:is-list-header="true">FR3: Search Books</text:h>
      <text:list xml:id="list2002121704" text:style-name="L10">
        <text:list-item>
          <text:p text:style-name="P7">System shall allow users to search books by title, author, or category</text:p>
        </text:list-item>
      </text:list>
      <text:h text:style-name="P4" text:outline-level="4" text:is-list-header="true">FR4: Borrow Book</text:h>
      <text:list xml:id="list2520363757" text:style-name="L11">
        <text:list-item>
          <text:p text:style-name="P8">System shall allow users to borrow available books</text:p>
        </text:list-item>
      </text:list>
      <text:h text:style-name="P4" text:outline-level="4" text:is-list-header="true">FR5: Return Book</text:h>
      <text:list xml:id="list3042813912" text:style-name="L12">
        <text:list-item>
          <text:p text:style-name="P9">System shall allow users to return borrowed books</text:p>
        </text:list-item>
      </text:list>
      <text:h text:style-name="P4" text:outline-level="4" text:is-list-header="true">FR6: Admin Add Book</text:h>
      <text:list xml:id="list126722886" text:style-name="L13">
        <text:list-item>
          <text:p text:style-name="P10">Admin shall add new books to the system</text:p>
        </text:list-item>
      </text:list>
      <text:h text:style-name="P4" text:outline-level="4" text:is-list-header="true">FR7: Admin Remove Book</text:h>
      <text:list xml:id="list4211713466" text:style-name="L14">
        <text:list-item>
          <text:p text:style-name="P11">Admin shall remove books</text:p>
        </text:list-item>
      </text:list>
      <text:h text:style-name="P4" text:outline-level="4" text:is-list-header="true">FR8: View Borrow History</text:h>
      <text:list xml:id="list2141157304" text:style-name="L15">
        <text:list-item>
          <text:p text:style-name="P12">Users shall view their borrowing history</text:p>
        </text:list-item>
      </text:list>
      <text:h text:style-name="P3" text:outline-level="2"><text:line-break/>4. Verification<text:line-break/>5. Validation<text:line-break/>6. Version Control<text:line-break/>7. Appendi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21:57.064577447</dc:date>
    <meta:editing-duration>PT2M49S</meta:editing-duration>
    <meta:editing-cycles>2</meta:editing-cycles>
    <meta:document-statistic meta:table-count="0" meta:image-count="0" meta:object-count="0" meta:page-count="1" meta:paragraph-count="21" meta:word-count="132" meta:character-count="806" meta:non-whitespace-character-count="703"/>
  </office:meta>
</office:document-meta>
</file>